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rning: /home/vi/sqoop/../hbase does not exist! HBase imports will fail.</text:p>
      <text:p text:style-name="Standard">Please set $HBASE_HOME to the root of your HBase installation.</text:p>
      <text:p text:style-name="Standard">Warning: /home/vi/sqoop/../hcatalog does not exist! HCatalog jobs will fail.</text:p>
      <text:p text:style-name="Standard">Please set $HCAT_HOME to the root of your HCatalog installation.</text:p>
      <text:p text:style-name="Standard">Warning: /home/vi/sqoop/../accumulo does not exist! Accumulo imports will fail.</text:p>
      <text:p text:style-name="Standard">Please set $ACCUMULO_HOME to the root of your Accumulo installation.</text:p>
      <text:p text:style-name="Standard">Warning: /home/vi/sqoop/../zookeeper does not exist! Accumulo imports will fail.</text:p>
      <text:p text:style-name="Standard">Please set $ZOOKEEPER_HOME to the root of your Zookeeper installation.</text:p>
      <text:p text:style-name="Standard">/home/vi/hadoop/libexec/hadoop-functions.sh: 줄 2364: HADOOP_ORG.APACHE.SQOOP.SQOOP_USER: bad substitution</text:p>
      <text:p text:style-name="Standard">/home/vi/hadoop/libexec/hadoop-functions.sh: 줄 2459: HADOOP_ORG.APACHE.SQOOP.SQOOP_OPTS: bad substitution</text:p>
      <text:p text:style-name="Standard">2019-05-18 07:10:54,693 INFO sqoop.Sqoop: Running Sqoop version: 1.4.7</text:p>
      <text:p text:style-name="Standard">2019-05-18 07:10:54,754 WARN tool.BaseSqoopTool: Setting your password on the command-line is insecure. Consider using -P instead.</text:p>
      <text:p text:style-name="Standard">2019-05-18 07:10:54,832 INFO manager.MySQLManager: Preparing to use a MySQL streaming resultset.</text:p>
      <text:p text:style-name="Standard">2019-05-18 07:10:54,833 INFO tool.CodeGenTool: Beginning code generation</text:p>
      <text:p text:style-name="Standard">2019-05-18 07:10:55,043 INFO manager.SqlManager: Executing SQL statement: SELECT t.* FROM `S_JSON` AS t LIMIT 1</text:p>
      <text:p text:style-name="Standard">2019-05-18 07:10:55,056 INFO manager.SqlManager: Executing SQL statement: SELECT t.* FROM `S_JSON` AS t LIMIT 1</text:p>
      <text:p text:style-name="Standard">2019-05-18 07:10:55,061 INFO orm.CompilationManager: HADOOP_MAPRED_HOME is /home/vi/hadoop</text:p>
      <text:p text:style-name="Standard">Note: /tmp/sqoop-vi/compile/f954997b34f8de757609ca91eb9133ad/S_JSON.java uses or overrides a deprecated API.</text:p>
      <text:p text:style-name="Standard">Note: Recompile with -Xlint:deprecation for details.</text:p>
      <text:p text:style-name="Standard">2019-05-18 07:10:57,417 INFO orm.CompilationManager: Writing jar file: /tmp/sqoop-vi/compile/f954997b34f8de757609ca91eb9133ad/S_JSON.jar</text:p>
      <text:p text:style-name="Standard">2019-05-18 07:10:57,424 WARN manager.MySQLManager: It looks like you are importing from mysql.</text:p>
      <text:p text:style-name="Standard">2019-05-18 07:10:57,424 WARN manager.MySQLManager: This transfer can be faster! Use the --direct</text:p>
      <text:p text:style-name="Standard">2019-05-18 07:10:57,424 WARN manager.MySQLManager: option to exercise a MySQL-specific fast path.</text:p>
      <text:p text:style-name="Standard">2019-05-18 07:10:57,425 INFO manager.MySQLManager: Setting zero DATETIME behavior to convertToNull (mysql)</text:p>
      <text:p text:style-name="Standard">2019-05-18 07:10:57,427 WARN manager.CatalogQueryManager: The table S_JSON contains a multi-column primary key. Sqoop will default to the column CREATE_AT only for this job.</text:p>
      <text:p text:style-name="Standard"><text:soft-page-break/>2019-05-18 07:10:57,428 WARN manager.CatalogQueryManager: The table S_JSON contains a multi-column primary key. Sqoop will default to the column CREATE_AT only for this job.</text:p>
      <text:p text:style-name="Standard">2019-05-18 07:10:57,428 INFO mapreduce.ImportJobBase: Beginning import of S_JSON</text:p>
      <text:p text:style-name="Standard">2019-05-18 07:10:57,429 INFO Configuration.deprecation: mapred.job.tracker is deprecated. Instead, use mapreduce.jobtracker.address</text:p>
      <text:p text:style-name="Standard">2019-05-18 07:10:57,510 INFO Configuration.deprecation: mapred.jar is deprecated. Instead, use mapreduce.job.jar</text:p>
      <text:p text:style-name="Standard">2019-05-18 07:10:57,960 INFO Configuration.deprecation: mapred.map.tasks is deprecated. Instead, use mapreduce.job.maps</text:p>
      <text:p text:style-name="Standard">2019-05-18 07:10:58,012 INFO client.RMProxy: Connecting to ResourceManager at /0.0.0.0:8032</text:p>
      <text:p text:style-name="Standard">2019-05-18 07:10:58,341 INFO mapreduce.JobResourceUploader: Disabling Erasure Coding for path: /tmp/hadoop-yarn/staging/vi/.staging/job_1558131028259_0001</text:p>
      <text:p text:style-name="Standard">2019-05-18 07:11:08,171 INFO db.DBInputFormat: Using read commited transaction isolation</text:p>
      <text:p text:style-name="Standard">2019-05-18 07:11:08,540 INFO mapreduce.JobSubmitter: number of splits:1</text:p>
      <text:p text:style-name="Standard">2019-05-18 07:11:08,649 INFO Configuration.deprecation: yarn.resourcemanager.system-metrics-publisher.enabled is deprecated. Instead, use yarn.system-metrics-publisher.enabled</text:p>
      <text:p text:style-name="Standard">2019-05-18 07:11:08,941 INFO mapreduce.JobSubmitter: Submitting tokens for job: job_1558131028259_0001</text:p>
      <text:p text:style-name="Standard">2019-05-18 07:11:08,944 INFO mapreduce.JobSubmitter: Executing with tokens: []</text:p>
      <text:p text:style-name="Standard">2019-05-18 07:11:09,104 INFO conf.Configuration: resource-types.xml not found</text:p>
      <text:p text:style-name="Standard">2019-05-18 07:11:09,104 INFO resource.ResourceUtils: Unable to find 'resource-types.xml'.</text:p>
      <text:p text:style-name="Standard">2019-05-18 07:11:09,262 INFO impl.YarnClientImpl: Submitted application application_1558131028259_0001</text:p>
      <text:p text:style-name="Standard">2019-05-18 07:11:09,289 INFO mapreduce.Job: The url to track the job: http://vi:8088/proxy/application_1558131028259_0001/</text:p>
      <text:p text:style-name="Standard">2019-05-18 07:11:09,289 INFO mapreduce.Job: Running job: job_1558131028259_0001</text:p>
      <text:p text:style-name="Standard">2019-05-18 07:11:15,345 INFO mapreduce.Job: Job job_1558131028259_0001 running in uber mode : false</text:p>
      <text:p text:style-name="Standard">2019-05-18 07:11:15,348 INFO mapreduce.Job: <text:s/>map 0% reduce 0%</text:p>
      <text:p text:style-name="Standard">2019-05-18 07:11:19,422 INFO mapreduce.Job: <text:s/>map 100% reduce 0%</text:p>
      <text:p text:style-name="Standard">2019-05-18 07:11:20,442 INFO mapreduce.Job: Job job_1558131028259_0001 completed successfully</text:p>
      <text:p text:style-name="Standard">2019-05-18 07:11:20,503 INFO mapreduce.Job: Counters: 33</text:p>
      <text:p text:style-name="Standard"><text:tab/>File System Counters</text:p>
      <text:p text:style-name="Standard"><text:tab/><text:tab/>FILE: Number of bytes read=0</text:p>
      <text:p text:style-name="Standard"><text:soft-page-break/><text:tab/><text:tab/>FILE: Number of bytes written=229889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87</text:p>
      <text:p text:style-name="Standard"><text:tab/><text:tab/>HDFS: Number of bytes written=6229751</text:p>
      <text:p text:style-name="Standard"><text:tab/><text:tab/>HDFS: Number of read operations=6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1</text:p>
      <text:p text:style-name="Standard"><text:tab/><text:tab/>Other local map tasks=1</text:p>
      <text:p text:style-name="Standard"><text:tab/><text:tab/>Total time spent by all maps in occupied slots (ms)=1967</text:p>
      <text:p text:style-name="Standard"><text:tab/><text:tab/>Total time spent by all reduces in occupied slots (ms)=0</text:p>
      <text:p text:style-name="Standard"><text:tab/><text:tab/>Total time spent by all map tasks (ms)=1967</text:p>
      <text:p text:style-name="Standard"><text:tab/><text:tab/>Total vcore-milliseconds taken by all map tasks=1967</text:p>
      <text:p text:style-name="Standard"><text:tab/><text:tab/>Total megabyte-milliseconds taken by all map tasks=2014208</text:p>
      <text:p text:style-name="Standard"><text:tab/>Map-Reduce Framework</text:p>
      <text:p text:style-name="Standard"><text:tab/><text:tab/>Map input records=26291</text:p>
      <text:p text:style-name="Standard"><text:tab/><text:tab/>Map output records=26291</text:p>
      <text:p text:style-name="Standard"><text:tab/><text:tab/>Input split bytes=87</text:p>
      <text:p text:style-name="Standard"><text:tab/><text:tab/>Spilled Records=0</text:p>
      <text:p text:style-name="Standard"><text:tab/><text:tab/>Failed Shuffles=0</text:p>
      <text:p text:style-name="Standard"><text:tab/><text:tab/>Merged Map outputs=0</text:p>
      <text:p text:style-name="Standard"><text:tab/><text:tab/>GC time elapsed (ms)=35</text:p>
      <text:p text:style-name="Standard"><text:tab/><text:tab/>CPU time spent (ms)=1480</text:p>
      <text:p text:style-name="Standard"><text:tab/><text:tab/>Physical memory (bytes) snapshot=233529344</text:p>
      <text:p text:style-name="Standard"><text:tab/><text:tab/>Virtual memory (bytes) snapshot=2684473344</text:p>
      <text:p text:style-name="Standard"><text:tab/><text:tab/>Total committed heap usage (bytes)=228589568</text:p>
      <text:p text:style-name="Standard"><text:tab/><text:tab/>Peak Map Physical memory (bytes)=233529344</text:p>
      <text:p text:style-name="Standard"><text:tab/><text:tab/>Peak Map Virtual memory (bytes)=2684473344</text:p>
      <text:p text:style-name="Standard"><text:tab/>File Input Format Counters </text:p>
      <text:p text:style-name="Standard"><text:tab/><text:tab/>Bytes Read=0</text:p>
      <text:p text:style-name="Standard"><text:tab/>File Output Format Counters </text:p>
      <text:p text:style-name="Standard"><text:tab/><text:tab/>Bytes Written=6229751</text:p>
      <text:p text:style-name="Standard">2019-05-18 07:11:20,507 INFO mapreduce.ImportJobBase: Transferred 5.9412 MB in 22.5401 seconds (269.9079 KB/sec)</text:p>
      <text:p text:style-name="Standard">2019-05-18 07:11:20,509 INFO mapreduce.ImportJobBase: Retrieved 26291 rec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7:12:59.590030270</meta:creation-date>
    <dc:date>2019-05-18T07:15:29.440472658</dc:date>
    <meta:editing-duration>PT2M32S</meta:editing-duration>
    <meta:editing-cycles>1</meta:editing-cycles>
    <meta:document-statistic meta:table-count="0" meta:image-count="0" meta:object-count="0" meta:page-count="3" meta:paragraph-count="87" meta:word-count="656" meta:character-count="6013" meta:non-whitespace-character-count="5369"/>
    <meta:generator>LibreOffice/6.0.7.3$Linux_X86_64 LibreOffice_project/00m0$Build-3</meta:generator>
  </office:meta>
</office:document-meta>
</file>